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shcore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Low cost</text:p>
              </text:list-item>
              <text:list-item>
                <text:p text:style-name="P1">2300/- on AliExpress <text:span text:style-name="T1">(MPESA, door delivery)</text:span></text:p>
              </text:list-item>
              <text:list-item>
                <text:p text:style-name="P1">Smartphone leveraging</text:p>
              </text:list-item>
              <text:list-item>
                <text:p text:style-name="P1">Ease of installation <text:span text:style-name="T1">(</text:span><text:span text:style-name="T1"><text:a xlink:href="https://flasher.meshcore.co.uk/">https://flasher.meshcore.co.uk</text:a></text:span><text:span text:style-name="T1">)</text:span></text:p>
              </text:list-item>
              <text:list-item>
                <text:p text:style-name="P1">Unlicensed <text:span text:style-name="T1">(ISM Band)</text:span></text:p>
              </text:list-item>
              <text:list-item>
                <text:p text:style-name="P1">Free App <text:span text:style-name="T1">(smart phone penetration in KE)</text:span></text:p>
              </text:list-item>
              <text:list-item>
                <text:p text:style-name="P1">Automatic Mesh <text:span text:style-name="T1">(no digipeate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al Aggarwal</meta:initial-creator>
    <meta:creation-date>2025-11-13T17:23:24</meta:creation-date>
    <meta:editing-duration>P1DT12H32M58S</meta:editing-duration>
    <meta:editing-cycles>6</meta:editing-cycles>
    <dc:date>2025-11-15T06:03:44</dc:date>
    <dc:creator>Neal Aggarwal</dc:creator>
    <meta:generator>OpenOffice/4.1.15$Unix OpenOffice.org_project/4115m2$Build-9813</meta:generator>
    <meta:document-statistic meta:object-count="25"/>
  </office:meta>
</office:document-meta>
</file>